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fo:language="en" fo:country="US"/>
    </style:style>
    <style:style style:name="P2" style:parent-style-name="Normal" style:family="paragraph">
      <style:paragraph-properties fo:text-align="center"/>
    </style:style>
    <style:style style:name="T3" style:parent-style-name="Policepardéfaut" style:family="text">
      <style:text-properties fo:font-size="16pt" style:font-size-asian="16pt" style:font-size-complex="16pt" fo:language="en" fo:country="US"/>
    </style:style>
    <style:style style:name="T4" style:parent-style-name="Policepardéfaut" style:family="text">
      <style:text-properties fo:font-size="16pt" style:font-size-asian="16pt" style:font-size-complex="16pt" fo:language="en" fo:country="US"/>
    </style:style>
    <style:style style:name="T5" style:parent-style-name="Policepardéfaut" style:family="text">
      <style:text-properties fo:font-size="16pt" style:font-size-asian="16pt" style:font-size-complex="16pt" fo:language="en" fo:country="US"/>
    </style:style>
    <style:style style:name="T6" style:parent-style-name="Policepardéfaut" style:family="text">
      <style:text-properties fo:language="en" fo:country="US"/>
    </style:style>
    <style:style style:name="T7" style:parent-style-name="Policepardéfaut" style:family="text">
      <style:text-properties fo:font-size="16pt" style:font-size-asian="16pt" style:font-size-complex="16pt" fo:language="en" fo:country="US"/>
    </style:style>
    <style:style style:name="T8" style:parent-style-name="Policepardéfaut" style:family="text">
      <style:text-properties fo:font-size="16pt" style:font-size-asian="16pt" style:font-size-complex="16pt" fo:language="en" fo:country="US"/>
    </style:style>
    <style:style style:name="P9"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P10" style:parent-style-name="Normal" style:family="paragraph">
      <style:paragraph-properties fo:text-align="justify"/>
      <style:text-properties fo:language="en" fo:country="US"/>
    </style:style>
    <style:style style:name="P11"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P12" style:parent-style-name="Paragraphedeliste" style:list-style-name="LFO1" style:family="paragraph">
      <style:paragraph-properties fo:text-align="justify"/>
      <style:text-properties fo:language="en" fo:country="US"/>
    </style:style>
    <style:style style:name="P13" style:parent-style-name="Paragraphedeliste" style:list-style-name="LFO1" style:family="paragraph">
      <style:paragraph-properties fo:text-align="justify"/>
      <style:text-properties fo:language="en" fo:country="US"/>
    </style:style>
    <style:style style:name="P14" style:parent-style-name="Paragraphedeliste" style:list-style-name="LFO1" style:family="paragraph">
      <style:paragraph-properties fo:text-align="justify"/>
      <style:text-properties fo:language="en" fo:country="US"/>
    </style:style>
    <style:style style:name="P15"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P16" style:parent-style-name="Normal" style:family="paragraph">
      <style:paragraph-properties fo:text-align="justify"/>
      <style:text-properties fo:language="en" fo:country="US"/>
    </style:style>
    <style:style style:name="P17"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P18" style:parent-style-name="Normal" style:family="paragraph">
      <style:paragraph-properties fo:text-align="justify"/>
      <style:text-properties fo:language="en" fo:country="US"/>
    </style:style>
    <style:style style:name="P19" style:parent-style-name="Paragraphedeliste" style:list-style-name="LFO1" style:family="paragraph">
      <style:paragraph-properties fo:text-align="justify"/>
      <style:text-properties fo:font-weight="bold" style:font-weight-asian="bold" style:font-weight-complex="bold" fo:font-size="12pt" style:font-size-asian="12pt" style:font-size-complex="12pt" fo:language="en" fo:country="US"/>
    </style:style>
    <style:style style:name="P20" style:parent-style-name="Paragraphedeliste" style:family="paragraph">
      <style:paragraph-properties fo:text-align="justify"/>
      <style:text-properties fo:language="en" fo:country="US"/>
    </style:style>
    <style:style style:name="P21" style:parent-style-name="Paragraphedeliste" style:family="paragraph">
      <style:paragraph-properties fo:text-align="justify"/>
      <style:text-properties fo:language="en" fo:country="US"/>
    </style:style>
    <style:style style:name="P22" style:parent-style-name="Paragraphedeliste" style:list-style-name="LFO1" style:family="paragraph">
      <style:paragraph-properties fo:text-align="justify"/>
      <style:text-properties fo:font-weight="bold" style:font-weight-asian="bold" style:font-weight-complex="bold" fo:font-size="12pt" style:font-size-asian="12pt" style:font-size-complex="12pt" fo:language="en" fo:country="US"/>
    </style:style>
    <style:style style:name="P23" style:parent-style-name="Paragraphedeliste" style:family="paragraph">
      <style:paragraph-properties fo:text-align="justify"/>
      <style:text-properties fo:language="en" fo:country="US"/>
    </style:style>
    <style:style style:name="P24" style:parent-style-name="Paragraphedeliste" style:family="paragraph">
      <style:paragraph-properties fo:text-align="justify"/>
      <style:text-properties fo:language="en" fo:country="US"/>
    </style:style>
    <style:style style:name="P25"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P26"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P27" style:parent-style-name="Normal" style:family="paragraph">
      <style:paragraph-properties fo:text-align="justify"/>
      <style:text-properties fo:language="en" fo:country="US"/>
    </style:style>
    <style:style style:name="P28"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P29" style:parent-style-name="Normal" style:family="paragraph">
      <style:paragraph-properties fo:text-align="justify"/>
      <style:text-properties fo:language="en" fo:country="US"/>
    </style:style>
    <style:style style:name="P30" style:parent-style-name="Paragraphedeliste" style:family="paragraph">
      <style:paragraph-properties fo:text-align="justify"/>
      <style:text-properties fo:language="en" fo:country="US"/>
    </style:style>
    <style:style style:name="P31" style:parent-style-name="Paragraphedeliste" style:family="paragraph">
      <style:paragraph-properties fo:text-align="justify"/>
      <style:text-properties fo:language="en" fo:country="US"/>
    </style:style>
  </office:automatic-styles>
  <office:body>
    <office:text text:use-soft-page-breaks="true">
      <text:p text:style-name="P1">Report:<text:s/></text:p>
      <text:p text:style-name="P2"><text:span text:style-name="T3">Assignment 1<text:s/></text:span><text:span text:style-name="T4">“</text:span><text:span text:style-name="T5">Embedded System:</text:span><text:span text:style-name="T6"><text:s/></text:span><text:span text:style-name="T7">Application Development for Raspberry Pi</text:span><text:span text:style-name="T8">”</text:span></text:p>
      <text:p text:style-name="P9">Introduction:<text:s/></text:p>
      <text:p text:style-name="P10"><text:tab/>The current situation in France with the Sheltered home for Elderly dependent person (EHPAD) gave me the idea for this project.<text:s/>This assignment gave me the opportunity to realize a projection of my concept.<text:s/>I wanted to create a project as close to the reality as possible with this raspberry pi. The purpose of this project is to make the medication more convenient for the elderly people and the nursing staff.<text:s/>What it does is using facial recognition to create a simplified instruction for medication.<text:s/>As an<text:s/>example, in a<text:s/>medicated house for elders, the face recognition can allow the recognized person to hear by a speaker/headset the instruction given<text:s/>by a doctor. In the case that there none or instruction that need to be edited, we can also use this facial recognition to achieve it.<text:s/><text:s/></text:p>
      <text:p text:style-name="P11">Hardware Prerequisites:</text:p>
      <text:list text:style-name="LFO1" text:continue-numbering="true">
        <text:list-item>
          <text:p text:style-name="P12">Raspberry<text:s/>Pi (I used the raspberry PI 4, 4GB of ram) with Raspbian installed on it</text:p>
        </text:list-item>
        <text:list-item>
          <text:p text:style-name="P13">Camera module for Raspberry Pi</text:p>
        </text:list-item>
        <text:list-item>
          <text:p text:style-name="P14">A speaker/headset with jack connector (a Bluetooth pairing is also working)</text:p>
        </text:list-item>
      </text:list>
      <text:p text:style-name="P15">Software Prerequisites:</text:p>
      <text:p text:style-name="P16"><text:tab/>The software prerequisite is indicated in the README.md file and a script.sh file is also available on the Github link</text:p>
      <text:p text:style-name="P17">The deliverables:</text:p>
      <text:p text:style-name="P18"><text:tab/>There are two codes in Python delivered in this assignment. The first one is mandatory to encode our image samples. These samples will train our model to recognize the face of the person. To make our model efficient, we need at least 6 to 7 images of a person.<text:s/>By this code, you can choose either by “cnn” method (Convolutional neural network) or by “hog” (Histogram Oriented Gradients). For our purpose, we will use the second one, because the Raspberry Pi does not have enough computing power to achieve the “cnn” method. The output will be very slow and does not serve our purpose.</text:p>
      <text:list text:style-name="LFO1" text:continue-numbering="true">
        <text:list-item>
          <text:p text:style-name="P19">Encoding.py</text:p>
        </text:list-item>
      </text:list>
      <text:p text:style-name="P20">This code allows us to encode our dataset images into a hog model that can train our camera to recognize us. As mentioned earlier, the “cnn” method is to achievable through the pi itself because of its lacking performance, but even the “hog” method, which is simpler, will take around 20 minutes to encode 30 images.</text:p>
      <text:p text:style-name="P21"/>
      <text:list text:style-name="LFO1" text:continue-numbering="true">
        <text:list-item>
          <text:p text:style-name="P22">Detection_raspi.py</text:p>
        </text:list-item>
      </text:list>
      <text:p text:style-name="P23">This code is the main code that will do the recognition<text:s/>and the edition of the medical instruction for the recognized person. We will use the Haar cascade preload model to achieve this project.</text:p>
      <text:p text:style-name="P24"/>
      <text:p text:style-name="P25"/>
      <text:soft-page-break/>
      <text:p text:style-name="P26">Improvements:</text:p>
      <text:p text:style-name="P27"><text:tab/>Of course, there are some room for improvements, first, the “hog” model, even if it is more efficient than the “cnn” is not that great in performing. During my tests, it sometimes<text:s/>confuses me and my sister as we are siblings. Secondly, the speech model outputted from the raspberry pi might be sometimes hard to understand due to the quality of the speaker.</text:p>
      <text:p text:style-name="P28">Conclusion:</text:p>
      <text:p text:style-name="P29"><text:tab/>Before this assignment, I have never owned a Raspberry Pi-like computer nor code in a Linux environment. Moreover, I was quite a beginner in Python, so this assignment gave me the opportunity to improve myself in Python and in embedded system.</text:p>
      <text:p text:style-name="P30"><text:s/></text:p>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DengXi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ris Tang</meta:initial-creator>
    <dc:creator>Boris Tang</dc:creator>
    <meta:creation-date>2020-04-16T07:39:00Z</meta:creation-date>
    <dc:date>2020-04-16T16:47:00Z</dc:date>
    <meta:template xlink:href="Normal.dotm" xlink:type="simple"/>
    <meta:editing-cycles>2</meta:editing-cycles>
    <meta:editing-duration>PT32880S</meta:editing-duration>
    <meta:user-defined meta:name="ContentTypeId">0x0101006F2BBD66B16CA1488E0AD3861F9DA7FB</meta:user-defined>
    <meta:document-statistic meta:page-count="2" meta:paragraph-count="6" meta:word-count="466" meta:character-count="3025" meta:row-count="21" meta:non-whitespace-character-count="2565"/>
  </office:meta>
</office:document-meta>
</file>